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3152" officeooo:paragraph-rsid="0008315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3152" officeooo:paragraph-rsid="00083152" style:font-weight-asian="bold" style:font-weight-complex="bold"/>
    </style:style>
    <style:style style:name="P3" style:family="paragraph" style:parent-style-name="Standard">
      <style:text-properties officeooo:rsid="00083152" officeooo:paragraph-rsid="00083152"/>
    </style:style>
    <style:style style:name="P4" style:family="paragraph" style:parent-style-name="Standard">
      <style:text-properties officeooo:rsid="00083152" officeooo:paragraph-rsid="000f6895"/>
    </style:style>
    <style:style style:name="P5" style:family="paragraph" style:parent-style-name="Standard">
      <style:text-properties officeooo:rsid="00083152" officeooo:paragraph-rsid="0010631f"/>
    </style:style>
    <style:style style:name="T1" style:family="text">
      <style:text-properties officeooo:rsid="000c7240"/>
    </style:style>
    <style:style style:name="T2" style:family="text">
      <style:text-properties officeooo:rsid="000f6895"/>
    </style:style>
    <style:style style:name="T3" style:family="text">
      <style:text-properties officeooo:rsid="001063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nary files</text:p>
      <text:p text:style-name="P1"/>
      <text:p text:style-name="P1">ASCII or text files aren't processed using 'C'. Perl and shell scripts provide far more powerful constructs and tools to do this job.</text:p>
      <text:p text:style-name="P1">That being said, binary files can be handle<text:span text:style-name="T1">d</text:span> in 'C' via fread and fwrite. As binary files are far more widely used to store data than text files, knowing to process binary files in 'C' is important.</text:p>
      <text:p text:style-name="P1"/>
      <text:p text:style-name="P1"/>
      <text:p text:style-name="P4"><text:span text:style-name="T2">How are binary files more efficient than ASCII files</text:span></text:p>
      <text:p text:style-name="P4"><text:span text:style-name="T2">Because fread and fwrite can be designed for them which can read in data in quantities they like</text:span></text:p>
      <text:p text:style-name="P5"><text:span text:style-name="T3">For ASCII files only printf, scanf and gets can be design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6T11:22:44</meta:creation-date>
    <dc:title>T1</dc:title>
    <meta:editing-duration>PT1H39M15S</meta:editing-duration>
    <meta:editing-cycles>6</meta:editing-cycles>
    <meta:generator>LibreOffice/4.0.2.2$Linux_x86 LibreOffice_project/400m0$Build-2</meta:generator>
    <meta:initial-creator>Kempa </meta:initial-creator>
    <dc:date>2013-07-28T23:40:15</dc:date>
    <dc:creator>Kempa </dc:creator>
    <meta:document-statistic meta:table-count="0" meta:image-count="0" meta:object-count="0" meta:page-count="1" meta:paragraph-count="6" meta:word-count="100" meta:character-count="550" meta:non-whitespace-character-count="456"/>
    <meta:template xlink:type="simple" xlink:actuate="onRequest" xlink:title="T1" xlink:href="../../../../.config/libreoffice/4/user/template/T1.ott" meta:date="2013-07-26T11:22:41"/>
  </office:meta>
</office:document-meta>
</file>